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officeooo:rsid="001c0913" officeooo:paragraph-rsid="001d908c"/>
    </style:style>
    <style:style style:name="P2" style:family="paragraph" style:parent-style-name="Standard" style:list-style-name="L2">
      <style:paragraph-properties fo:text-align="justify" style:justify-single-word="false"/>
      <style:text-properties officeooo:rsid="001d908c" officeooo:paragraph-rsid="001d908c"/>
    </style:style>
    <style:style style:name="P3" style:family="paragraph" style:parent-style-name="Standard" style:list-style-name="L2">
      <style:paragraph-properties fo:text-align="justify" style:justify-single-word="false"/>
      <style:text-properties officeooo:rsid="001e1e0d" officeooo:paragraph-rsid="001e1e0d"/>
    </style:style>
    <style:style style:name="P4" style:family="paragraph" style:parent-style-name="Standard" style:list-style-name="L2">
      <style:paragraph-properties fo:text-align="justify" style:justify-single-word="false"/>
      <style:text-properties officeooo:rsid="002429ae" officeooo:paragraph-rsid="002429ae"/>
    </style:style>
    <style:style style:name="P5" style:family="paragraph" style:parent-style-name="Standard" style:list-style-name="L2">
      <style:paragraph-properties fo:text-align="justify" style:justify-single-word="false"/>
      <style:text-properties officeooo:rsid="00259e0d" officeooo:paragraph-rsid="00259e0d"/>
    </style:style>
    <style:style style:name="P6" style:family="paragraph" style:parent-style-name="Standard">
      <style:paragraph-properties fo:margin-left="0cm" fo:margin-right="0.101cm" fo:margin-top="0cm" fo:margin-bottom="1cm" loext:contextual-spacing="false" fo:text-align="center" style:justify-single-word="false" fo:text-indent="0cm" style:auto-text-indent="false" style:writing-mode="page"/>
      <style:text-properties officeooo:rsid="001c0913" officeooo:paragraph-rsid="001c0913"/>
    </style:style>
    <style:style style:name="P7" style:family="paragraph" style:parent-style-name="Standard">
      <style:paragraph-properties fo:margin-left="0cm" fo:margin-right="0.101cm" fo:margin-top="0cm" fo:margin-bottom="1cm" loext:contextual-spacing="false" fo:text-align="center" style:justify-single-word="false" fo:text-indent="0cm" style:auto-text-indent="false" style:writing-mode="page"/>
      <style:text-properties officeooo:rsid="001c0913" officeooo:paragraph-rsid="001d908c"/>
    </style:style>
    <style:style style:name="P8" style:family="paragraph" style:parent-style-name="Standard">
      <style:paragraph-properties fo:margin-top="0cm" fo:margin-bottom="1cm" loext:contextual-spacing="false" fo:text-align="center" style:justify-single-word="false" style:writing-mode="page"/>
      <style:text-properties officeooo:rsid="001d908c" officeooo:paragraph-rsid="001d908c"/>
    </style:style>
    <style:style style:name="P9" style:family="paragraph" style:parent-style-name="Standard" style:list-style-name="L1">
      <style:paragraph-properties fo:margin-top="0cm" fo:margin-bottom="1cm" loext:contextual-spacing="false" fo:text-align="justify" style:justify-single-word="false" style:writing-mode="page"/>
      <style:text-properties officeooo:rsid="001e1e0d" officeooo:paragraph-rsid="001e1e0d"/>
    </style:style>
    <style:style style:name="P10" style:family="paragraph" style:parent-style-name="Standard" style:list-style-name="L1">
      <style:paragraph-properties fo:margin-top="0cm" fo:margin-bottom="0cm" loext:contextual-spacing="false" fo:text-align="justify" style:justify-single-word="false" style:writing-mode="page"/>
      <style:text-properties officeooo:rsid="001d908c" officeooo:paragraph-rsid="001d908c"/>
    </style:style>
    <style:style style:name="P11" style:family="paragraph" style:parent-style-name="Standard" style:list-style-name="L1">
      <style:paragraph-properties fo:margin-top="0cm" fo:margin-bottom="0cm" loext:contextual-spacing="false" fo:text-align="justify" style:justify-single-word="false" style:writing-mode="page"/>
      <style:text-properties officeooo:rsid="001e1e0d" officeooo:paragraph-rsid="001e1e0d"/>
    </style:style>
    <style:style style:name="T1" style:family="text">
      <style:text-properties officeooo:rsid="001c900f"/>
    </style:style>
    <style:style style:name="T2" style:family="text">
      <style:text-properties officeooo:rsid="001e1e0d"/>
    </style:style>
    <style:style style:name="T3" style:family="text">
      <style:text-properties officeooo:rsid="002480c0"/>
    </style:style>
    <style:style style:name="T4" style:family="text">
      <style:text-properties officeooo:rsid="002517c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equisitos Funcionais</text:p>
      <text:list xml:id="list8929291142805274061" text:style-name="L1">
        <text:list-item>
          <text:p text:style-name="P1">O software deverá ser capaz de acionar um relé que chaveará 220V para a sineta de toque;</text:p>
        </text:list-item>
        <text:list-item>
          <text:p text:style-name="P1">Ao ser iniciado, o sistema deverá obter a hora atual de algum servidor da rede;</text:p>
        </text:list-item>
        <text:list-item>
          <text:p text:style-name="P1">Os toques sã<text:span text:style-name="T1">o avisos sonoros a serem executados em determinados horários. Cada toque possui quatro atributos: “nome”, “tempo de som”, “tempo de pausa” e “repetição”. O “nome” refere-se a um dado para identificar o toque. O “tempo de som” refere-se a quanto tempo o toque deverá ser soado, o “tempo de pausa” refere-se a um silêncio que será executado logo após isso. A “repetição” indica quantas vezes este ciclo será executado;</text:span></text:p>
        </text:list-item>
        <text:list-item>
          <text:p text:style-name="P10">O sistema deverá armazenar um conjunto de horários onde vários tipos de toque deverão ser enfileirados, cada horário (composto por hora e minuto) só poderá conter um tipo de toque.</text:p>
        </text:list-item>
        <text:list-item>
          <text:p text:style-name="P11">Ao ser iniciado o sistema deverá obter o conjunto de horários de um servidor de rede;</text:p>
        </text:list-item>
        <text:list-item>
          <text:p text:style-name="P9">Caso não possa obter os horários do servidor de rede, o sistema deverá executar o seguinte conjunto de horários por padrão: 07:00h, 07:45h, 08:30h, 08:50h, 09:35h, 10:20h, 10:30h, 11:15h, 12:00h, 13:00h, 13:45h, 14:30h, 14:50h; 15:35h; 16:20h, 16:30h, 17:15h; 18:00h.</text:p>
        </text:list-item>
      </text:list>
      <text:p text:style-name="P8">Requisitos Não-Funcionais</text:p>
      <text:list xml:id="list6345708655987787386" text:style-name="L2">
        <text:list-item>
          <text:p text:style-name="P2">O sistema deverá ser executado utilizando um Arduino Uno, <text:span text:style-name="T2">Um Shield Ethernet HanRun HR911105A e um Shield de Relógio DS3231. Para acionar o alarme, deverá ser utilizado um Relé 5V que chaveará uma tensão de 220V a ser enviada para a sineta de toque;</text:span></text:p>
        </text:list-item>
        <text:list-item>
          <text:p text:style-name="P3">O formato do conjunto de horários a ser recebido será JSON;</text:p>
        </text:list-item>
        <text:list-item>
          <text:p text:style-name="P3">Para receber os horários, o sistema deverá consultar o servidor utilizando o protocolo Rest;</text:p>
        </text:list-item>
        <text:list-item>
          <text:p text:style-name="P4"><text:span text:style-name="T4">O</text:span> <text:span text:style-name="T3">método a ser utilizado</text:span> <text:span text:style-name="T3">deverá ser um GET na URL https://servidor:porta/horariopadrao;</text:span></text:p>
        </text:list-item>
        <text:list-item>
          <text:p text:style-name="P5">O protocolo de obtenção da hora atual será NTP.</text:p>
        </text:list-item>
      </text:list>
      <text:p text:style-name="P6"><text:span text:style-name="T1"><text:s text:c="83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3:40:13.866675911</meta:creation-date>
    <dc:date>2018-03-21T15:57:21.473211712</dc:date>
    <meta:editing-duration>PT12M14S</meta:editing-duration>
    <meta:editing-cycles>7</meta:editing-cycles>
    <meta:generator>LibreOffice/5.2.6.2$MacOSX_X86_64 LibreOffice_project/a3100ed2409ebf1c212f5048fbe377c281438fdc</meta:generator>
    <meta:document-statistic meta:table-count="0" meta:image-count="0" meta:object-count="0" meta:page-count="1" meta:paragraph-count="14" meta:word-count="293" meta:character-count="2562" meta:non-whitespace-character-count="1460"/>
  </office:meta>
</office:document-meta>
</file>